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lžběto,</text:p>
      <text:p text:style-name="Normal">v tichých chvílích pod měkkým světlem úplňku, kdy se srdce otevírá tajemstvím a duše sklání k vyšším silám, nás pojí více než jen společná lavice ve třídě. Jako dva Bůvoli, vzácně spojeni čínským zvířetníkem, sdílíme sílu vytrvalosti a hlubokou vážnost k životnímu poslání. Tento Valentýn je pro nás příležitostí oslavit tu zvláštní sounáležitost, která nás spojuje. Nechť nás tedy náš společný strážce přírody, archanděl Ariel, vede po stezkách, kde náš zájem o ochranu všeho živého rozkvete v plnou krásu a pomáhá nám spojovat naše sny s realitou. S libozvučným šelestem lísky, našeho keltského ducha, přijmi mé upřímné přání nejen plodného dne zamilovaných, ale i společné cesty, kde budeme jeden druhému průvodci i ochránci v tajemném lesu života.</text:p>
      <text:p text:style-name="Normal">S úctou k našemu spojení, nechť i tento den rozkvete v symfonii vzájemné harmonie a porozumění, jako věčné šeptání větru ve větvích starých lip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